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_20_concave" draw:marker-end-width="0.15cm" draw:fill="solid" draw:fill-color="#ffff66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false" fo:min-height="0.411cm" fo:min-width="1.498cm"/>
    </style:style>
    <style:style style:name="gr5" style:family="graphic" style:parent-style-name="standard">
      <style:graphic-properties draw:stroke="none" svg:stroke-color="#000000" draw:marker-end="Arrow_20_concave" draw:marker-end-width="0.15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" draw:marker-end-width="0.15cm" draw:fill="solid" draw:fill-color="#ffff66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0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7" style:family="paragraph">
      <style:text-properties fo:font-size="10pt" style:font-size-asian="18pt" style:font-size-complex="18pt"/>
    </style:style>
    <style:style style:name="P8" style:family="paragraph">
      <style:text-properties fo:font-family="Arial" style:font-family-generic="swiss" style:font-pitch="variable" fo:font-size="10pt" style:font-size-asian="18pt" style:font-size-complex="18pt"/>
    </style:style>
    <style:style style:name="P9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color="#000000" style:text-line-through-style="none" fo:font-family="'Courier New'" style:font-family-generic="modern" style:font-pitch="fixed" fo:font-size="10pt" style:font-size-asian="18pt" style:font-size-complex="18pt"/>
    </style:style>
    <style:style style:name="T3" style:family="text">
      <style:text-properties fo:font-family="'Courier New'" style:font-family-generic="modern" style:font-pitch="fixed" fo:font-size="10pt"/>
    </style:style>
    <style:style style:name="T4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cm" svg:height="2cm" svg:x="2.635cm" svg:y="6.135cm">
          <text:p text:style-name="P1"><text:span text:style-name="T1">Old owner</text:span></text:p>
          <text:p text:style-name="P1"><text:span text:style-name="T2">/foo/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2cm" svg:x="11.635cm" svg:y="6.135cm">
          <text:p text:style-name="P1"><text:span text:style-name="T1">New owner</text:span></text:p>
          <text:p text:style-name="P1"><text:span text:style-name="T3">/foo/ba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2cm" svg:x="7.135cm" svg:y="1.135cm">
          <text:p text:style-name="P1"><text:span text:style-name="T1">Parent</text:span></text:p>
          <text:p text:style-name="P1"><text:span text:style-name="T3">/fo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cm" svg:height="2cm" svg:x="7.135cm" svg:y="11.135cm">
          <text:p text:style-name="P1"><text:span text:style-name="T1">Client's envo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5cm" svg:height="1.5cm" svg:x="7.385cm" svg:y="13.635cm">
          <text:p text:style-name="P1"><text:span text:style-name="T1">Client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5cm" svg:height="1.5cm" svg:x="9.385cm" svg:y="13.635cm">
          <text:p text:style-name="P1"><text:span text:style-name="T1">Client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8.135cm" svg:y1="13.635cm" svg:x2="8.135cm" svg:y2="13.135cm">
          <text:p/>
        </draw:line>
        <draw:line draw:style-name="gr3" draw:text-style-name="P4" draw:layer="layout" svg:x1="10.135cm" svg:y1="13.635cm" svg:x2="10.135cm" svg:y2="13.135cm">
          <text:p/>
        </draw:line>
        <draw:line draw:style-name="gr3" draw:text-style-name="P4" draw:layer="layout" svg:x1="8.135cm" svg:y1="11.135cm" svg:x2="4.635cm" svg:y2="8.135cm">
          <text:p/>
        </draw:line>
        <draw:line draw:style-name="gr3" draw:text-style-name="P4" draw:layer="layout" svg:x1="8.135cm" svg:y1="3.135cm" svg:x2="4.135cm" svg:y2="6.135cm">
          <text:p/>
        </draw:line>
        <draw:line draw:style-name="gr3" draw:text-style-name="P4" draw:layer="layout" svg:x1="9.135cm" svg:y1="3.135cm" svg:x2="5.135cm" svg:y2="6.135cm">
          <text:p/>
        </draw:line>
        <draw:line draw:style-name="gr3" draw:text-style-name="P4" draw:layer="layout" svg:x1="10.135cm" svg:y1="3.135cm" svg:x2="13.635cm" svg:y2="6.135cm">
          <text:p/>
        </draw:line>
        <draw:line draw:style-name="gr3" draw:text-style-name="P4" draw:layer="layout" svg:x1="13.135cm" svg:y1="8.135cm" svg:x2="9.135cm" svg:y2="11.135cm">
          <text:p/>
        </draw:line>
        <draw:line draw:style-name="gr3" draw:text-style-name="P4" draw:layer="layout" svg:x1="10.135cm" svg:y1="11.135cm" svg:x2="14.135cm" svg:y2="8.135cm">
          <text:p/>
        </draw:line>
        <draw:frame draw:style-name="gr4" draw:text-style-name="P5" draw:layer="layout" svg:width="1.998cm" svg:height="0.661cm" svg:x="5.468cm" svg:y="3.14cm">
          <draw:text-box>
            <text:p text:style-name="P5"><text:span text:style-name="T4">1. revoke</text:span></text:p>
          </draw:text-box>
        </draw:frame>
        <draw:frame draw:style-name="gr5" draw:text-style-name="P7" draw:layer="layout" svg:width="2.064cm" svg:height="0.645cm" svg:x="5.552cm" svg:y="10.49cm">
          <draw:text-box>
            <text:p text:style-name="P6">2. request</text:p>
          </draw:text-box>
        </draw:frame>
        <draw:frame draw:style-name="gr5" draw:text-style-name="P8" draw:layer="layout" svg:width="1.692cm" svg:height="0.645cm" svg:x="10.599cm" svg:y="3.135cm">
          <draw:text-box>
            <text:p text:style-name="P5"><text:span text:style-name="T4">3. grant</text:span></text:p>
          </draw:text-box>
        </draw:frame>
        <draw:frame draw:style-name="gr5" draw:text-style-name="P7" draw:layer="layout" svg:width="1.721cm" svg:height="0.645cm" svg:x="10.747cm" svg:y="8.156cm">
          <draw:text-box>
            <text:p text:style-name="P6">4. notify</text:p>
          </draw:text-box>
        </draw:frame>
        <draw:frame draw:style-name="gr5" draw:text-style-name="P7" draw:layer="layout" svg:width="3.618cm" svg:height="0.645cm" svg:x="6.671cm" svg:y="4.737cm">
          <draw:text-box>
            <text:p text:style-name="P6">5. transfer complete</text:p>
          </draw:text-box>
        </draw:frame>
        <draw:frame draw:style-name="gr5" draw:text-style-name="P7" draw:layer="layout" svg:width="3cm" svg:height="0.645cm" svg:x="5.385cm" svg:y="8.218cm">
          <draw:text-box>
            <text:p text:style-name="P6">6. request failed</text:p>
          </draw:text-box>
        </draw:frame>
        <draw:frame draw:style-name="gr5" draw:text-style-name="P7" draw:layer="layout" svg:width="2.856cm" svg:height="0.645cm" svg:x="10.695cm" svg:y="10.556cm">
          <draw:text-box>
            <text:p text:style-name="P6">7. request retry</text:p>
          </draw:text-box>
        </draw:frame>
        <draw:line draw:style-name="gr6" draw:text-style-name="P9" draw:layer="layout" svg:x1="3.718cm" svg:y1="7.335cm" svg:x2="5.551cm" svg:y2="7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uss</meta:initial-creator>
    <meta:creation-date>2006-09-08T18:22:37</meta:creation-date>
    <dc:creator>Russ</dc:creator>
    <dc:date>2006-09-08T19:09:43</dc:date>
    <dc:language>en-GB</dc:language>
    <meta:editing-cycles>3</meta:editing-cycles>
    <meta:editing-duration>PT47M7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